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="" draw:marker-start-width="0.2cm" draw:marker-end-width="0.2cm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2" style:family="graphic" style:parent-style-name="standard">
      <style:graphic-properties svg:stroke-width="0.03cm" svg:stroke-color="#000000" draw:marker-start="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3" style:family="graphic" style:parent-style-name="standard">
      <style:graphic-properties svg:stroke-width="0.03cm" svg:stroke-color="#000000" draw:marker-start="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4" style:family="graphic" style:parent-style-name="standard">
      <style:graphic-properties svg:stroke-width="0.03cm" draw:marker-start="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5" style:family="graphic" style:parent-style-name="standard">
      <style:graphic-properties svg:stroke-width="0.03cm" draw:marker-start="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6" style:family="graphic" style:parent-style-name="standard">
      <style:graphic-properties svg:stroke-width="0.03cm" draw:marker-start="" draw:marker-start-width="0.2cm" draw:marker-end-width="0.2cm" draw:fill="solid" draw:fill-color="#00000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P1" style:family="paragraph">
      <style:paragraph-properties fo:margin-left="14.817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25cm" svg:height="6.25cm" svg:x="6cm" svg:y="5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625cm" svg:height="5.75cm" svg:x="6.25cm" svg:y="5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7.625cm" svg:y="1.125cm">
          <text:p text:style-name="P2">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0.375cm" svg:y="1.125cm">
          <text:p text:style-name="P2">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7.625cm" svg:y="2.625cm">
          <text:p text:style-name="P2">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0.375cm" svg:y="2.625cm">
          <text:p text:style-name="P2">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cm" svg:height="0.5cm" svg:x="13.375cm" svg:y="2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4.375cm" svg:y="2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0.75cm" svg:x="8.125cm" svg:y="5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1.5cm" svg:x="15.375cm" svg:y="1.125cm">
          <text:p text:style-name="P2">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8.125cm" svg:y="1.125cm">
          <text:p text:style-name="P2">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5.375cm" svg:y="2.625cm">
          <text:p text:style-name="P2">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8.125cm" svg:y="2.625cm">
          <text:p text:style-name="P2">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0.75cm" svg:x="10.875cm" svg:y="5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0.75cm" svg:x="15.875cm" svg:y="5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0.75cm" svg:x="18.625cm" svg:y="5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0.75cm" svg:x="7.625cm" svg:y="7.375cm">
          <text:p text:style-name="P2">T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0.75cm" svg:x="10.375cm" svg:y="7.375cm">
          <text:p text:style-name="P2">T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0.75cm" svg:x="15.375cm" svg:y="7.375cm">
          <text:p text:style-name="P2">T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0.75cm" svg:x="18.125cm" svg:y="7.375cm">
          <text:p text:style-name="P2">T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cm" svg:height="0.75cm" svg:x="13.125cm" svg:y="5.3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5cm" svg:height="0.5cm" svg:x="13.37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4.37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1cm" svg:x="11.375cm" svg:y="4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6.375cm" svg:y="4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9.125cm" svg:y="4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5cm" svg:height="0.75cm" svg:x="5.375cm" svg:y="5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375cm" svg:height="2.5cm" svg:x="2.375cm" svg:y="2.125cm">
          <text:p text:style-name="P2">PCIe</text:p>
          <text:p text:style-name="P2">Client</text:p>
          <text:p text:style-name="P2">Log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cm" svg:height="1cm" svg:x="8.625cm" svg:y="4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1.375cm" svg:y="6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6.375cm" svg:y="6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9.125cm" svg:y="6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8.625cm" svg:y="6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draw:transform="rotate (0.785398163397448) translate (4.564cm 4.91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3.5cm" svg:height="0.75cm" svg:x="1cm" svg:y="7.375cm">
          <text:p text:style-name="P2">GDDR M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cm" svg:height="1cm" draw:transform="rotate (1.5707963267949) translate (4.625cm 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5cm" svg:height="0.75cm" draw:transform="rotate (1.5707963267949) translate (5.75cm 8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cm" svg:height="0.75cm" svg:x="1cm" svg:y="9.375cm">
          <text:p text:style-name="P2">GDDR M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cm" svg:height="1cm" draw:transform="rotate (1.5707963267949) translate (4.625cm 10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5cm" svg:height="0.75cm" draw:transform="rotate (1.5707963267949) translate (5.75cm 10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0.75cm" svg:x="7.625cm" svg:y="9.375cm">
          <text:p text:style-name="P2">T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0.75cm" svg:x="10.375cm" svg:y="9.375cm">
          <text:p text:style-name="P2">T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0.75cm" svg:x="15.375cm" svg:y="9.375cm">
          <text:p text:style-name="P2">T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0.75cm" svg:x="18.125cm" svg:y="9.375cm">
          <text:p text:style-name="P2">T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cm" svg:height="0.5cm" svg:x="13.37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4.37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1cm" svg:x="11.375cm" svg:y="10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6.375cm" svg:y="10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9.125cm" svg:y="10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8.625cm" svg:y="10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5cm" svg:height="0.75cm" svg:x="8.125cm" svg:y="1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0.75cm" svg:x="10.875cm" svg:y="1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0.75cm" svg:x="15.875cm" svg:y="1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0.75cm" svg:x="18.625cm" svg:y="1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0.75cm" svg:x="13.125cm" svg:y="11.3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1.375cm" svg:y="1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6.375cm" svg:y="1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19.125cm" svg:y="1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svg:x="8.625cm" svg:y="1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2.5cm" svg:height="1.5cm" svg:x="7.625cm" svg:y="13.375cm">
          <text:p text:style-name="P2">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0.375cm" svg:y="13.375cm">
          <text:p text:style-name="P2">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5.375cm" svg:y="13.375cm">
          <text:p text:style-name="P2">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8.125cm" svg:y="13.375cm">
          <text:p text:style-name="P2">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7.625cm" svg:y="14.875cm">
          <text:p text:style-name="P2">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0.375cm" svg:y="14.875cm">
          <text:p text:style-name="P2">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5.375cm" svg:y="14.875cm">
          <text:p text:style-name="P2">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5cm" svg:x="18.125cm" svg:y="14.875cm">
          <text:p text:style-name="P2">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0.75cm" draw:transform="rotate (1.5707963267949) translate (21.625cm 10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cm" svg:height="0.75cm" draw:transform="rotate (1.5707963267949) translate (21.625cm 8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1cm" draw:transform="rotate (1.5707963267949) translate (22.5cm 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cm" draw:transform="rotate (1.5707963267949) translate (22.5cm 10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3.5cm" svg:height="0.75cm" svg:x="23.625cm" svg:y="7.375cm">
          <text:p text:style-name="P2">GDDR M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0.75cm" svg:x="23.625cm" svg:y="9.375cm">
          <text:p text:style-name="P2">GDDR M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cm" svg:height="0.5cm" svg:x="13.375cm" svg:y="14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4.375cm" svg:y="14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5:26:13.174712896</meta:creation-date>
    <dc:date>2015-09-16T17:48:05.224832964</dc:date>
    <meta:editing-duration>PT33M51S</meta:editing-duration>
    <meta:editing-cycles>6</meta:editing-cycles>
    <meta:generator>LibreOffice/4.1.5.3$Linux_X86_64 LibreOffice_project/410m0$Build-3</meta:generator>
    <meta:document-statistic meta:object-count="75"/>
  </office:meta>
</office:document-meta>
</file>